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beec8" officeooo:paragraph-rsid="002a035f" style:font-size-asian="12pt" style:font-size-complex="12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beec8" officeooo:paragraph-rsid="002b7fba" style:font-size-asian="12pt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beec8" officeooo:paragraph-rsid="002cf86f" style:font-size-asian="12pt" style:font-size-complex="12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a210a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2b7fba" officeooo:paragraph-rsid="002cf86f" style:font-size-asian="12pt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edda3" officeooo:paragraph-rsid="001edda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edda3" officeooo:paragraph-rsid="002b7fb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c33bb" officeooo:paragraph-rsid="0020c17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officeooo:rsid="001beec8" officeooo:paragraph-rsid="001beec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officeooo:rsid="001beec8" officeooo:paragraph-rsid="001edda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officeooo:rsid="001beec8" officeooo:paragraph-rsid="0020c17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officeooo:rsid="001beec8" officeooo:paragraph-rsid="0026d9d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officeooo:rsid="001edda3" officeooo:paragraph-rsid="001edda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officeooo:rsid="0020c177" officeooo:paragraph-rsid="0020c17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2pt" fo:letter-spacing="normal" fo:font-style="italic" fo:font-weight="normal" officeooo:rsid="001a210a" officeooo:paragraph-rsid="001a210a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letter-spacing="normal" officeooo:paragraph-rsid="001edda3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letter-spacing="normal" officeooo:rsid="001edda3" officeooo:paragraph-rsid="001edda3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letter-spacing="normal" officeooo:paragraph-rsid="0020c177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Times New Roman" fo:letter-spacing="normal" officeooo:paragraph-rsid="0026d9dc"/>
    </style:style>
    <style:style style:name="P20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6a122" officeooo:paragraph-rsid="0026a12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fo:font-weight="bold" officeooo:rsid="002631ac" officeooo:paragraph-rsid="002cf86f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fo:font-weight="bold" officeooo:rsid="002631ac" officeooo:paragraph-rsid="0026a122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fo:font-weight="bold" officeooo:rsid="0026a122" officeooo:paragraph-rsid="0026a122" style:font-size-asian="12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000000" style:text-position="0% 100%" style:font-name="Times New Roman" fo:letter-spacing="normal" officeooo:rsid="0022f5d6" officeooo:paragraph-rsid="002cf86f"/>
    </style:style>
    <style:style style:name="P25" style:family="paragraph" style:parent-style-name="Standard" style:list-style-name="L1">
      <style:text-properties fo:font-variant="normal" fo:text-transform="none" fo:color="#000000" style:font-name="Times New Roman" fo:font-size="12pt" fo:letter-spacing="normal" fo:font-style="normal" fo:font-weight="normal" officeooo:rsid="0020c177" officeooo:paragraph-rsid="0020c177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officeooo:rsid="0020c177" officeooo:paragraph-rsid="002cf86f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text-properties fo:font-variant="normal" fo:text-transform="none" fo:color="#000000" style:font-name="Times New Roman" fo:letter-spacing="normal" officeooo:rsid="0020c177" officeooo:paragraph-rsid="002cf86f"/>
    </style:style>
    <style:style style:name="P28" style:family="paragraph" style:parent-style-name="Standard" style:list-style-name="L3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19cc7" officeooo:paragraph-rsid="002b7fba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6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2f5d6" officeooo:paragraph-rsid="002cf86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7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2f5d6" officeooo:paragraph-rsid="002cf86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2f5d6" officeooo:paragraph-rsid="002cf86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9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631ac" officeooo:paragraph-rsid="002cf86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fo:font-variant="normal" fo:text-transform="none" fo:color="#000000" style:text-position="0% 100%" style:font-name="Times New Roman" fo:font-size="12pt" fo:letter-spacing="normal" fo:font-style="normal" fo:font-weight="normal" officeooo:rsid="0020c177" officeooo:paragraph-rsid="0023dfc9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text-properties fo:font-variant="normal" fo:text-transform="none" fo:color="#000000" style:text-position="0% 100%" style:font-name="Times New Roman" fo:font-size="12pt" fo:letter-spacing="normal" fo:font-style="normal" fo:font-weight="bold" officeooo:rsid="001beec8" officeooo:paragraph-rsid="002dcb0b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text-properties fo:font-variant="normal" fo:text-transform="none" fo:color="#000000" style:text-position="0% 100%" style:font-name="Times New Roman" fo:font-size="12pt" fo:letter-spacing="normal" fo:font-style="normal" fo:font-weight="bold" officeooo:rsid="002631ac" officeooo:paragraph-rsid="002dcb0b" style:font-size-asian="12pt" style:font-weight-asian="bold" style:font-size-complex="12pt" style:font-weight-complex="bold"/>
    </style:style>
    <style:style style:name="P36" style:family="paragraph" style:parent-style-name="Standard" style:list-style-name="L8">
      <style:text-properties fo:font-variant="normal" fo:text-transform="none" fo:color="#000000" style:text-position="0% 100%" style:font-name="Times New Roman" fo:font-size="12pt" fo:letter-spacing="normal" fo:font-style="normal" fo:font-weight="bold" officeooo:rsid="002631ac" officeooo:paragraph-rsid="002cf86f" style:font-size-asian="12pt" style:font-weight-asian="bold" style:font-size-complex="12pt" style:font-weight-complex="bold"/>
    </style:style>
    <style:style style:name="P37" style:family="paragraph" style:parent-style-name="Standard" style:list-style-name="L9">
      <style:text-properties fo:font-variant="normal" fo:text-transform="none" fo:color="#000000" style:text-position="0% 100%" style:font-name="Times New Roman" fo:font-size="12pt" fo:letter-spacing="normal" fo:font-style="normal" fo:font-weight="bold" officeooo:rsid="002631ac" officeooo:paragraph-rsid="002cf86f" style:font-size-asian="12pt" style:font-weight-asian="bold" style:font-size-complex="12pt" style:font-weight-complex="bold"/>
    </style:style>
    <style:style style:name="P38" style:family="paragraph" style:parent-style-name="Standard" style:list-style-name="L3">
      <style:text-properties fo:font-variant="normal" fo:text-transform="none" fo:color="#000000" style:text-position="0% 100%" style:font-name="Times New Roman" fo:letter-spacing="normal" officeooo:rsid="0020c177" officeooo:paragraph-rsid="002b7fba"/>
    </style:style>
    <style:style style:name="P39" style:family="paragraph" style:parent-style-name="Standard" style:list-style-name="L5">
      <style:text-properties fo:font-variant="normal" fo:text-transform="none" fo:color="#000000" style:text-position="0% 100%" style:font-name="Times New Roman" fo:letter-spacing="normal" officeooo:rsid="0022c59d" officeooo:paragraph-rsid="002cf86f"/>
    </style:style>
    <style:style style:name="P40" style:family="paragraph" style:parent-style-name="Standard" style:list-style-name="L7">
      <style:text-properties fo:font-variant="normal" fo:text-transform="none" fo:color="#000000" style:text-position="0% 100%" style:font-name="Times New Roman" fo:letter-spacing="normal" officeooo:rsid="0022f5d6" officeooo:paragraph-rsid="002cf86f"/>
    </style:style>
    <style:style style:name="P41" style:family="paragraph" style:parent-style-name="Standard" style:list-style-name="L4">
      <style:text-properties officeooo:paragraph-rsid="002cf86f"/>
    </style:style>
    <style:style style:name="P42" style:family="paragraph" style:parent-style-name="Standard" style:list-style-name="L5">
      <style:text-properties style:font-name="Times New Roman" officeooo:paragraph-rsid="002cf86f"/>
    </style:style>
    <style:style style:name="P43" style:family="paragraph" style:parent-style-name="Standard" style:list-style-name="L4">
      <style:text-properties style:font-name="Times New Roman" officeooo:paragraph-rsid="002cf86f"/>
    </style:style>
    <style:style style:name="P44" style:family="paragraph" style:parent-style-name="Standard" style:list-style-name="L6">
      <style:text-properties style:font-name="Times New Roman" officeooo:paragraph-rsid="002cf86f"/>
    </style:style>
    <style:style style:name="T1" style:family="text">
      <style:text-properties officeooo:rsid="001a210a"/>
    </style:style>
    <style:style style:name="T2" style:family="text">
      <style:text-properties fo:font-weight="bold" officeooo:rsid="001a210a" style:font-weight-asian="bold" style:font-weight-complex="bold"/>
    </style:style>
    <style:style style:name="T3" style:family="text">
      <style:text-properties officeooo:rsid="001beec8"/>
    </style:style>
    <style:style style:name="T4" style:family="text">
      <style:text-properties fo:font-weight="normal" officeooo:rsid="001edda3" style:font-weight-asian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beec8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2b7fba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none" fo:font-weight="normal" officeooo:rsid="001edda3" style:font-style-asian="normal" style:font-weight-asian="normal" style:font-style-complex="normal" style:font-weight-complex="normal"/>
    </style:style>
    <style:style style:name="T10" style:family="text">
      <style:text-properties style:text-underline-style="none" fo:font-weight="normal" officeooo:rsid="00245924" style:font-style-asian="normal" style:font-weight-asian="normal" style:font-style-complex="normal" style:font-weight-complex="normal"/>
    </style:style>
    <style:style style:name="T11" style:family="text">
      <style:text-properties style:text-underline-style="none" fo:font-weight="normal" officeooo:rsid="002631ac" style:font-style-asian="normal" style:font-weight-asian="normal" style:font-style-complex="normal" style:font-weight-complex="normal"/>
    </style:style>
    <style:style style:name="T12" style:family="text">
      <style:text-properties style:text-underline-style="none" fo:font-weight="normal" officeooo:rsid="001beec8" style:font-style-asian="normal" style:font-weight-asian="normal" style:font-style-complex="normal" style:font-weight-complex="normal"/>
    </style:style>
    <style:style style:name="T13" style:family="text">
      <style:text-properties style:text-underline-style="none" fo:font-weight="normal" officeooo:rsid="0022f5d6" style:font-style-asian="normal" style:font-weight-asian="normal" style:font-style-complex="normal" style:font-weight-complex="normal"/>
    </style:style>
    <style:style style:name="T14" style:family="text">
      <style:text-properties style:text-underline-style="none" fo:font-weight="normal" officeooo:rsid="00265902" style:font-style-asian="normal" style:font-weight-asian="normal" style:font-style-complex="normal" style:font-weight-complex="normal"/>
    </style:style>
    <style:style style:name="T15" style:family="text">
      <style:text-properties style:text-underline-style="none" fo:font-weight="normal" officeooo:rsid="0026a122" style:font-style-asian="normal" style:font-weight-asian="normal" style:font-style-complex="normal" style:font-weight-complex="normal"/>
    </style:style>
    <style:style style:name="T16" style:family="text">
      <style:text-properties style:text-underline-style="none" fo:font-weight="normal" officeooo:rsid="0028c282" style:font-style-asian="normal" style:font-weight-asian="normal" style:font-style-complex="normal" style:font-weight-complex="normal"/>
    </style:style>
    <style:style style:name="T17" style:family="text">
      <style:text-properties style:text-underline-style="none" fo:font-weight="normal" officeooo:rsid="002cf86f" style:font-style-asian="normal" style:font-weight-asian="normal" style:font-style-complex="normal" style:font-weight-complex="normal"/>
    </style:style>
    <style:style style:name="T18" style:family="text">
      <style:text-properties style:text-underline-style="none" fo:font-weight="normal" officeooo:rsid="002dcb0b" style:font-style-asian="normal" style:font-weight-asian="normal" style:font-style-complex="normal" style:font-weight-complex="normal"/>
    </style:style>
    <style:style style:name="T19" style:family="text">
      <style:text-properties style:text-underline-style="none" style:font-style-asian="normal" style:font-style-complex="normal"/>
    </style:style>
    <style:style style:name="T20" style:family="text">
      <style:text-properties style:text-underline-style="none" officeooo:rsid="0023dfc9" style:font-style-asian="normal" style:font-style-complex="normal"/>
    </style:style>
    <style:style style:name="T21" style:family="text">
      <style:text-properties style:text-underline-style="none" officeooo:rsid="00245924" style:font-style-asian="normal" style:font-style-complex="normal"/>
    </style:style>
    <style:style style:name="T22" style:family="text">
      <style:text-properties style:text-underline-style="none" officeooo:rsid="001beec8" style:font-style-asian="normal" style:font-style-complex="normal"/>
    </style:style>
    <style:style style:name="T23" style:family="text">
      <style:text-properties style:text-underline-style="none" style:font-style-asian="normal" style:font-weight-asian="normal" style:font-style-complex="normal" style:font-weight-complex="normal"/>
    </style:style>
    <style:style style:name="T24" style:family="text">
      <style:text-properties style:text-underline-style="none" officeooo:rsid="0028c282" style:font-style-asian="normal" style:font-weight-asian="normal" style:font-style-complex="normal" style:font-weight-complex="normal"/>
    </style:style>
    <style:style style:name="T25" style:family="text">
      <style:text-properties style:text-underline-style="none" officeooo:rsid="002b7fba" style:font-style-asian="normal" style:font-weight-asian="normal" style:font-style-complex="normal" style:font-weight-complex="normal"/>
    </style:style>
    <style:style style:name="T26" style:family="text">
      <style:text-properties style:text-underline-style="none" officeooo:rsid="002cf86f" style:font-style-asian="normal" style:font-weight-asian="normal" style:font-style-complex="normal" style:font-weight-complex="normal"/>
    </style:style>
    <style:style style:name="T27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style:text-underline-style="none" fo:font-weight="bold" officeooo:rsid="002cf86f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position="0% 100%" fo:font-size="12pt" fo:letter-spacing="normal" fo:font-style="normal" style:text-underline-style="none" fo:font-weight="normal" officeooo:rsid="0022f5d6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position="0% 100%" fo:font-size="12pt" fo:letter-spacing="normal" fo:font-style="normal" style:text-underline-style="none" fo:font-weight="normal" officeooo:rsid="00219cc7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position="0% 100%" fo:font-size="12pt" fo:letter-spacing="normal" fo:font-style="normal" style:text-underline-style="none" fo:font-weight="normal" officeooo:rsid="0022c59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position="0% 100%" fo:font-size="12pt" fo:letter-spacing="normal" fo:font-style="normal" style:text-underline-style="none" fo:font-weight="normal" officeooo:rsid="0020c17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position="0% 100%" fo:font-size="12pt" fo:letter-spacing="normal" fo:font-style="normal" style:text-underline-style="none" fo:font-weight="normal" officeooo:rsid="002b7fba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2f5d6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b7fba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0c177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style:text-position="0% 100%" style:font-name="Times New Roman" fo:font-size="12pt" fo:letter-spacing="normal" fo:font-style="normal" style:text-underline-style="none" fo:font-weight="normal" officeooo:rsid="0022c59d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position="super 58%" fo:font-size="14pt" fo:letter-spacing="normal" fo:font-style="normal" style:text-underline-style="none" fo:font-weight="normal" officeooo:rsid="0022c59d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position="super 58%" fo:font-size="14pt" fo:letter-spacing="normal" fo:font-style="normal" style:text-underline-style="none" fo:font-weight="normal" officeooo:rsid="00219cc7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position="super 58%" style:font-name="Times New Roman" fo:font-size="14pt" fo:letter-spacing="normal" fo:font-style="normal" style:text-underline-style="none" fo:font-weight="normal" officeooo:rsid="0022c59d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officeooo:rsid="001edda3"/>
    </style:style>
    <style:style style:name="T42" style:family="text">
      <style:text-properties officeooo:rsid="0020c177"/>
    </style:style>
    <style:style style:name="T43" style:family="text">
      <style:text-properties style:text-position="super 58%" fo:font-size="14pt" fo:font-style="normal" style:text-underline-style="none" fo:font-weight="normal" officeooo:rsid="00219cc7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text-position="super 58%" fo:font-size="14pt" style:text-underline-style="none" fo:font-weight="normal" officeooo:rsid="0022c59d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text-position="super 58%" fo:font-size="14pt" style:text-underline-style="none" fo:font-weight="normal" officeooo:rsid="002dcb0b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text-position="super 58%" fo:font-size="14pt" style:text-underline-style="none" officeooo:rsid="00219cc7" style:font-size-asian="14pt" style:font-style-asian="normal" style:font-size-complex="14pt" style:font-style-complex="normal"/>
    </style:style>
    <style:style style:name="T47" style:family="text">
      <style:text-properties style:text-position="super 58%" style:text-underline-style="none" fo:font-weight="normal" officeooo:rsid="002dcb0b" style:font-style-asian="normal" style:font-weight-asian="normal" style:font-style-complex="normal" style:font-weight-complex="normal"/>
    </style:style>
    <style:style style:name="T48" style:family="text">
      <style:text-properties style:text-position="0% 100%" style:text-underline-style="none" officeooo:rsid="002b7fba" style:font-style-asian="normal" style:font-style-complex="normal"/>
    </style:style>
    <style:style style:name="T49" style:family="text">
      <style:text-properties style:text-position="0% 100%" style:text-underline-style="none" officeooo:rsid="002cf86f" style:font-style-asian="normal" style:font-style-complex="normal"/>
    </style:style>
    <style:style style:name="T50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style:text-underline-style="none" fo:font-weight="normal" officeooo:rsid="00219cc7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style:text-underline-style="none" fo:font-weight="normal" officeooo:rsid="0022f5d6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style:text-underline-style="none" fo:font-weight="normal" officeooo:rsid="0020c177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style:text-underline-style="none" fo:font-weight="normal" officeooo:rsid="002b7fba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style:text-underline-style="none" fo:font-weight="normal" officeooo:rsid="002cf86f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style:text-underline-style="none" fo:font-weight="bold" officeooo:rsid="001beec8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font-size="12pt" fo:font-style="normal" fo:font-weight="bold" officeooo:rsid="001beec8" style:font-size-asian="12pt" style:font-weight-asian="bold" style:font-size-complex="12pt" style:font-weight-complex="bold"/>
    </style:style>
    <style:style style:name="T58" style:family="text">
      <style:text-properties fo:font-size="12pt" fo:font-style="normal" fo:font-weight="normal" officeooo:rsid="001beec8" style:font-size-asian="12pt" style:font-size-complex="12pt"/>
    </style:style>
    <style:style style:name="T59" style:family="text">
      <style:text-properties officeooo:rsid="0022f5d6"/>
    </style:style>
    <style:style style:name="T60" style:family="text">
      <style:text-properties officeooo:rsid="002b1d1e"/>
    </style:style>
    <style:style style:name="T61" style:family="text">
      <style:text-properties officeooo:rsid="002cf86f"/>
    </style:style>
    <style:style style:name="T62" style:family="text">
      <style:text-properties fo:font-size="14pt" style:text-underline-style="none" fo:font-weight="normal" officeooo:rsid="002dcb0b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Коваников Дмитрий, гр. 4538</text:p>
      <text:p text:style-name="P4"/>
      <text:p text:style-name="P4"><text:span text:style-name="T2">Множество атрибутов:</text:span><text:span text:style-name="T1"> </text:span></text:p>
      <text:p text:style-name="P4">Student_<text:span text:style-name="T3">i</text:span>d, Student_Name, Group_id, Group_<text:span text:style-name="T59">N</text:span>ame, Course_<text:span text:style-name="T3">I</text:span>d, Course_Name, Lecturer_Id, Lecturer_Name, Mark</text:p>
      <text:p text:style-name="P4"/>
      <text:p text:style-name="P9"><text:span text:style-name="T41">1) </text:span>Функциональные зависимости:</text:p>
      <text:p text:style-name="P10"><text:span text:style-name="T9">Group</text:span><text:span text:style-name="T8">_</text:span><text:span text:style-name="T9">i</text:span><text:span text:style-name="T8">d </text:span>→ <text:span text:style-name="T4">Group</text:span><text:span text:style-name="T8">_Name</text:span></text:p>
      <text:p text:style-name="P10"><text:span text:style-name="T8">Course_Id </text:span>→ <text:span text:style-name="T8">Course_Name</text:span></text:p>
      <text:p text:style-name="P16"><text:span text:style-name="T3">Lecturer_Id </text:span><text:span text:style-name="T57">→ </text:span><text:span text:style-name="T3">Lecturer_Name</text:span></text:p>
      <text:p text:style-name="P16"><text:span text:style-name="T58">Student_id </text:span><text:span text:style-name="T56">→ </text:span><text:span text:style-name="T6">Student_Name</text:span></text:p>
      <text:p text:style-name="P2"><text:span text:style-name="T23">Student_id, Group_id</text:span><text:span text:style-name="T25">, </text:span><text:span text:style-name="T23">Course_</text:span><text:span text:style-name="T24">I</text:span><text:span text:style-name="T23">d </text:span><text:span text:style-name="T27">→</text:span><text:span text:style-name="T23"> Mark</text:span></text:p>
      <text:p text:style-name="P3"><text:span text:style-name="T23">Student_id, Group_id</text:span><text:span text:style-name="T25">, </text:span><text:span text:style-name="T23">Course_</text:span><text:span text:style-name="T24">I</text:span><text:span text:style-name="T23">d, </text:span><text:span text:style-name="T26">Lecture_Id</text:span><text:span text:style-name="T23"> </text:span><text:span text:style-name="T27">→</text:span><text:span text:style-name="T23"> Mark</text:span></text:p>
      <text:p text:style-name="P5">(нельзя определить по курсу лектора, так как может быть несколько преподавателей; </text:p>
      <text:p text:style-name="P5">нельзя по студенту определить группу, так как он мог перевестись в другую группу;</text:p>
      <text:p text:style-name="P5"><text:span text:style-name="T61">последнее правило можно сразу выкинуть, так как если есть X </text:span><text:span text:style-name="T28">→</text:span><text:span text:style-name="T26"> Y, то будет ф.з. X + {a} </text:span><text:span text:style-name="T28">→</text:span><text:span text:style-name="T26"> Y</text:span>)</text:p>
      <text:p text:style-name="P17"/>
      <text:p text:style-name="P13">2) Возможные множества ключей:</text:p>
      <text:p text:style-name="P7"><text:span text:style-name="T60">{Student_id, </text:span><text:span text:style-name="T22">Group_id, </text:span><text:span text:style-name="T3">Course_Id, Lecturer_Id}, так как {Student_id, </text:span><text:span text:style-name="T22">Group_id, </text:span><text:span text:style-name="T3">Course_Id, Lecturer_Id}</text:span><text:span text:style-name="T46">+ </text:span></text:p>
      <text:p text:style-name="P7"><text:span text:style-name="T48">содержит множество всех атрибуто</text:span><text:span text:style-name="T49">в</text:span></text:p>
      <text:p text:style-name="P6"/>
      <text:p text:style-name="P14">3) Неприводимое множество для данного множества функциональных зависимостей:</text:p>
      <text:p text:style-name="P11"/>
      <text:list xml:id="list8727613956652733684" text:style-name="L1">
        <text:list-item>
          <text:p text:style-name="P25">Расщепим правые части</text:p>
        </text:list-item>
      </text:list>
      <text:p text:style-name="P11"><text:span text:style-name="T9">Group</text:span><text:span text:style-name="T8">_</text:span><text:span text:style-name="T9">i</text:span><text:span text:style-name="T8">d </text:span>→ <text:span text:style-name="T4">Group</text:span><text:span text:style-name="T8">_Name</text:span></text:p>
      <text:p text:style-name="P11"><text:span text:style-name="T8">Course_Id </text:span>→ <text:span text:style-name="T8">Course_Name</text:span></text:p>
      <text:p text:style-name="P18"><text:span text:style-name="T3">Lecturer_Id </text:span><text:span text:style-name="T57">→ </text:span><text:span text:style-name="T3">Lecturer_Name</text:span></text:p>
      <text:p text:style-name="P18"><text:span text:style-name="T58">Student_id </text:span><text:span text:style-name="T56">→ </text:span><text:span text:style-name="T6">Student_Name</text:span></text:p>
      <text:p text:style-name="P1"><text:span text:style-name="T23">Student_id, Group_id, Course_</text:span><text:span text:style-name="T24">I</text:span><text:span text:style-name="T23">d</text:span><text:span text:style-name="T27">→</text:span><text:span text:style-name="T23"> Mark</text:span></text:p>
      <text:p text:style-name="P8"/>
      <text:list xml:id="list7505051801259467304" text:style-name="L2">
        <text:list-item>
          <text:p text:style-name="P26">Пытаемся минимизировать по включению левые части</text:p>
          <text:p text:style-name="P27"><text:span text:style-name="T5">{Student_id, </text:span><text:span text:style-name="T7">Group_id, </text:span><text:span text:style-name="T5">Course_Id}</text:span><text:span text:style-name="T43">+</text:span></text:p>
        </text:list-item>
      </text:list>
      <text:list xml:id="list7046604146389566934" text:style-name="L3">
        <text:list-item>
          <text:p text:style-name="P28">{<text:span text:style-name="T42">Student_id, Group_id, Course_Id</text:span>}</text:p>
        </text:list-item>
        <text:list-item>
          <text:p text:style-name="P38"><text:span text:style-name="T51">{</text:span><text:span text:style-name="T50">Student_id, </text:span><text:span text:style-name="T54">Group_id, </text:span><text:span text:style-name="T50">Course_Id, </text:span><text:span text:style-name="T54">Student_Name, Group_name, Course_Name, Mark</text:span><text:span text:style-name="T51">}</text:span></text:p>
        </text:list-item>
      </text:list>
      <text:list xml:id="list1981592660438995704" text:style-name="L4">
        <text:list-item>
          <text:p text:style-name="P41"><text:span text:style-name="T34">{</text:span><text:span text:style-name="T35">Group_id, </text:span><text:span text:style-name="T36">Course_Id</text:span><text:span text:style-name="T37">}</text:span><text:span text:style-name="T40">+</text:span></text:p>
        </text:list-item>
      </text:list>
      <text:list xml:id="list2904753533968542543" text:style-name="L5">
        <text:list-item>
          <text:list>
            <text:list-item>
              <text:p text:style-name="P42"><text:span text:style-name="T30">{</text:span><text:span text:style-name="T33">Group_id, </text:span><text:span text:style-name="T32">Course_Id</text:span><text:span text:style-name="T31">}</text:span></text:p>
            </text:list-item>
            <text:list-item>
              <text:p text:style-name="P39"><text:span text:style-name="T51">{</text:span><text:span text:style-name="T54">Group_id, </text:span><text:span text:style-name="T53">Course_Id, </text:span><text:span text:style-name="T55">Group_Name,</text:span><text:span text:style-name="T50"> </text:span><text:span text:style-name="T52">Course_Name</text:span><text:span text:style-name="T50">}</text:span></text:p>
            </text:list-item>
          </text:list>
        </text:list-item>
      </text:list>
      <text:list xml:id="list25237063125801" text:continue-list="list1981592660438995704" text:style-name="L4">
        <text:list-item>
          <text:p text:style-name="P43"><text:span text:style-name="T29">{</text:span><text:span text:style-name="T32">Student_id,</text:span><text:span text:style-name="T33"> </text:span><text:span text:style-name="T32">Course_Id</text:span><text:span text:style-name="T29">}</text:span><text:span text:style-name="T38">+</text:span></text:p>
        </text:list-item>
      </text:list>
      <text:list xml:id="list4799811040949509164" text:style-name="L6">
        <text:list-item>
          <text:list>
            <text:list-item>
              <text:p text:style-name="P29">{<text:span text:style-name="T42">Student_id, Course_Id</text:span>}</text:p>
            </text:list-item>
            <text:list-item>
              <text:p text:style-name="P44"><text:span text:style-name="T29">{</text:span><text:span text:style-name="T32">Student_id, Course_Id, Student_Name, Course_Name</text:span><text:span text:style-name="T29">}</text:span></text:p>
            </text:list-item>
          </text:list>
        </text:list-item>
      </text:list>
      <text:list xml:id="list25236810804029" text:continue-list="list25237063125801" text:style-name="L4">
        <text:list-item>
          <text:p text:style-name="P43"><text:span text:style-name="T29">{</text:span><text:span text:style-name="T32">Group_id, Course_Id</text:span><text:span text:style-name="T29">}</text:span><text:span text:style-name="T39">+</text:span></text:p>
        </text:list-item>
      </text:list>
      <text:list xml:id="list6187772980164090094" text:style-name="L7">
        <text:list-item>
          <text:list>
            <text:list-item>
              <text:p text:style-name="P30">{<text:span text:style-name="T42">Group_id, Course_Id</text:span>}</text:p>
            </text:list-item>
            <text:list-item>
              <text:p text:style-name="P30">{<text:span text:style-name="T42">Group_id, Course_Id, Group_Name, Course_Name</text:span>}</text:p>
            </text:list-item>
          </text:list>
        </text:list-item>
        <text:list-item>
          <text:p text:style-name="P40"><text:span text:style-name="T53">{Student_id, </text:span><text:span text:style-name="T54">Group_id, </text:span><text:span text:style-name="T53">Course_Id} – </text:span><text:span text:style-name="T50">минимальное по включению</text:span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<text:soft-page-break/></text:p>
      <text:list xml:id="list25235341021370" text:continue-list="list7505051801259467304" text:style-name="L2">
        <text:list-item>
          <text:p text:style-name="P33"><text:span text:style-name="T19">Пытаемся минимизировать по включению </text:span><text:span text:style-name="T20">множество функциональных зависимостей</text:span></text:p>
          <text:list>
            <text:list-item>
              <text:p text:style-name="P34"><text:span text:style-name="T11">{</text:span><text:span text:style-name="T9">Group</text:span><text:span text:style-name="T10">_</text:span><text:span text:style-name="T9">i</text:span><text:span text:style-name="T10">d </text:span><text:span text:style-name="T21">→ </text:span><text:span text:style-name="T9">Group</text:span><text:span text:style-name="T10">_Name</text:span><text:span text:style-name="T11">} – не убрать, </text:span><text:span text:style-name="T18">т. к. тогда </text:span><text:span text:style-name="T11">{</text:span><text:span text:style-name="T9">Group</text:span><text:span text:style-name="T10">_</text:span><text:span text:style-name="T9">i</text:span><text:span text:style-name="T10">d</text:span><text:span text:style-name="T18">}</text:span><text:span text:style-name="T45">+ </text:span><text:span text:style-name="T18">= {Group_id}</text:span></text:p>
            </text:list-item>
            <text:list-item>
              <text:p text:style-name="P35"><text:span text:style-name="T8">{</text:span><text:span text:style-name="T12">Course_Id </text:span><text:span text:style-name="T22">→ </text:span><text:span text:style-name="T12">Course_Name</text:span><text:span text:style-name="T8">} – не убрать, </text:span><text:span text:style-name="T18">т. к. тогда </text:span><text:span text:style-name="T8">{</text:span><text:span text:style-name="T18">Course</text:span><text:span text:style-name="T10">_</text:span><text:span text:style-name="T18">I</text:span><text:span text:style-name="T10">d</text:span><text:span text:style-name="T18">}</text:span><text:span text:style-name="T45">+ </text:span><text:span text:style-name="T18">= {Course_Id}</text:span></text:p>
            </text:list-item>
            <text:list-item>
              <text:p text:style-name="P35"><text:span text:style-name="T8">{</text:span><text:span text:style-name="T12">Lecturer_Id </text:span><text:span text:style-name="T22">→ </text:span><text:span text:style-name="T12">Lecturer_Name</text:span><text:span text:style-name="T8">} – не убрать, </text:span><text:span text:style-name="T18">т. к. тогда </text:span><text:span text:style-name="T8">{</text:span><text:span text:style-name="T18">Lecturer</text:span><text:span text:style-name="T10">_</text:span><text:span text:style-name="T18">I</text:span><text:span text:style-name="T10">d</text:span><text:span text:style-name="T18">}</text:span><text:span text:style-name="T45">+ </text:span><text:span text:style-name="T18">= {Lecturer_Id}</text:span></text:p>
            </text:list-item>
            <text:list-item>
              <text:p text:style-name="P35"><text:span text:style-name="T8">{</text:span><text:span text:style-name="T12">Student_id </text:span><text:span text:style-name="T22">→ </text:span><text:span text:style-name="T12">Student_Name</text:span><text:span text:style-name="T8">} – не убрать, </text:span><text:span text:style-name="T18">т. к. тогда </text:span><text:span text:style-name="T8">{</text:span><text:span text:style-name="T18">Student</text:span><text:span text:style-name="T10">_</text:span><text:span text:style-name="T9">i</text:span><text:span text:style-name="T10">d</text:span><text:span text:style-name="T18">}</text:span><text:span text:style-name="T45">+ </text:span><text:span text:style-name="T18">= {Student_id}</text:span></text:p>
            </text:list-item>
          </text:list>
        </text:list-item>
      </text:list>
      <text:list xml:id="list6569820625490309047" text:style-name="L8">
        <text:list-item>
          <text:p text:style-name="P36"><text:span text:style-name="T15">{</text:span><text:span text:style-name="T12">Student_id, Group_id, Course_</text:span><text:span text:style-name="T16">I</text:span><text:span text:style-name="T12">d</text:span><text:span text:style-name="T22">→</text:span><text:span text:style-name="T12"> Mark</text:span><text:span text:style-name="T15">}</text:span></text:p>
        </text:list-item>
      </text:list>
      <text:p text:style-name="P21"><text:span text:style-name="T12"><text:tab/><text:tab/>Рассмотрим </text:span><text:span text:style-name="T13">{</text:span><text:span text:style-name="T12">Student_id, Group_id, Course_</text:span><text:span text:style-name="T16">I</text:span><text:span text:style-name="T12">d</text:span><text:span text:style-name="T13">}</text:span><text:span text:style-name="T44">+ </text:span><text:span text:style-name="T12">без правила {Student_id, Group_id, <text:tab/><text:tab/><text:tab/><text:tab/><text:tab/><text:tab/><text:tab/><text:tab/><text:tab/><text:tab/><text:tab/><text:tab/> <text:s text:c="9"/>Course_</text:span><text:span text:style-name="T16">I</text:span><text:span text:style-name="T12">d</text:span><text:span text:style-name="T22">→</text:span><text:span text:style-name="T12"> Mark}</text:span></text:p>
      <text:list xml:id="list8814693067027460841" text:style-name="L9">
        <text:list-item>
          <text:p text:style-name="P32">{<text:span text:style-name="T3">Student_id, Group_id, Course_Id</text:span>}</text:p>
        </text:list-item>
        <text:list-item>
          <text:p text:style-name="P37"><text:span text:style-name="T8">{</text:span><text:span text:style-name="T12">Student_id, Group_id, Course_</text:span><text:span text:style-name="T16">I</text:span><text:span text:style-name="T12">d, Student_</text:span><text:span text:style-name="T17">Name</text:span><text:span text:style-name="T12">, Group_</text:span><text:span text:style-name="T17">Name</text:span><text:span text:style-name="T12">, Course_</text:span><text:span text:style-name="T17">Name</text:span><text:span text:style-name="T8">}</text:span></text:p>
        </text:list-item>
      </text:list>
      <text:p text:style-name="P21"><text:span text:style-name="T13"><text:tab/><text:tab/>{</text:span><text:span text:style-name="T12">Mark</text:span><text:span text:style-name="T13">} </text:span><text:span text:style-name="T14">не является подмножеством </text:span><text:span text:style-name="T8">{</text:span><text:span text:style-name="T12">Student_id, Group_id, Course_</text:span><text:span text:style-name="T16">I</text:span><text:span text:style-name="T12">d, Student_</text:span><text:span text:style-name="T17">Name</text:span><text:span text:style-name="T12">, <text:tab/><text:tab/><text:tab/><text:tab/><text:tab/><text:tab/><text:tab/><text:tab/> <text:s text:c="4"/>Group_</text:span><text:span text:style-name="T17">Name</text:span><text:span text:style-name="T12">, Course_</text:span><text:span text:style-name="T17">Name</text:span><text:span text:style-name="T8">}</text:span></text:p>
      <text:p text:style-name="P22"/>
      <text:p text:style-name="P20">Итог: получили неприводимое множество функциональных зависимостей</text:p>
      <text:p text:style-name="P23"/>
      <text:p text:style-name="P12"><text:span text:style-name="T9">Group</text:span><text:span text:style-name="T8">_</text:span><text:span text:style-name="T9">i</text:span><text:span text:style-name="T8">d </text:span>→ <text:span text:style-name="T4">Group</text:span><text:span text:style-name="T8">_Name</text:span></text:p>
      <text:p text:style-name="P12"><text:span text:style-name="T8">Course_Id </text:span>→ <text:span text:style-name="T8">Course_Name</text:span></text:p>
      <text:p text:style-name="P19"><text:span text:style-name="T3">Lecturer_Id </text:span><text:span text:style-name="T57">→ </text:span><text:span text:style-name="T3">Lecturer_Name</text:span></text:p>
      <text:p text:style-name="P19"><text:span text:style-name="T58">Student_id </text:span><text:span text:style-name="T56">→ </text:span><text:span text:style-name="T6">Student_Name</text:span></text:p>
      <text:p text:style-name="P3"><text:span text:style-name="T23">Student_id, Group_id, Course_</text:span><text:span text:style-name="T24">I</text:span><text:span text:style-name="T23">d</text:span><text:span text:style-name="T27">→</text:span><text:span text:style-name="T23"> Ma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20:15:54.377461627</meta:creation-date>
    <dc:date>2014-10-03T02:52:35.236500017</dc:date>
    <meta:editing-duration>PT2H14M42S</meta:editing-duration>
    <meta:editing-cycles>8</meta:editing-cycles>
    <meta:generator>LibreOffice/4.2.6.3$Linux_X86_64 LibreOffice_project/420m0$Build-3</meta:generator>
    <meta:document-statistic meta:table-count="0" meta:image-count="0" meta:object-count="0" meta:page-count="2" meta:paragraph-count="53" meta:word-count="308" meta:character-count="2547" meta:non-whitespace-character-count="2268"/>
  </office:meta>
</office:document-meta>
</file>